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45684368" text:id="ct4568436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45685168" text:id="ct456851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45685536" text:id="ct4568553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46721216" text:id="ct4672121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45680464" text:id="ct4568046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45684768" text:id="ct456847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45684368"/><text:change-start text:change-id="ct45685168"/>Adopt<text:change-end text:change-id="ct45685168"/>ed<text:change-start text:change-id="ct45685536"/> as a <text:change-end text:change-id="ct45685536"/>NMRA <text:change-start text:change-id="ct46721216"/>Standard<text:change-end text:change-id="ct46721216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45680464"/><text:change-start text:change-id="ct45684768"/>Version History<text:change-end text:change-id="ct456847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0:21.756653557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0.4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9H53M8S</meta:editing-duration>
    <meta:generator>LibreOffice/4.2.7.2$Linux_X86_64 LibreOffice_project/420m0$Build-2</meta:generator>
    <dc:date>2015-02-17T20:30:21.659730606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8" meta:non-whitespace-character-count="389"/>
  </office:meta>
</office:document-meta>
</file>